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On Rails Basic Game no. 3 Note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11cm" fo:margin-bottom="2.0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tarted on 28/02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ie Gracie</meta:initial-creator>
    <meta:creation-date>2018-02-28T15:36:26.66</meta:creation-date>
    <meta:document-statistic meta:table-count="0" meta:image-count="0" meta:object-count="0" meta:page-count="1" meta:paragraph-count="2" meta:word-count="11" meta:character-count="56"/>
    <dc:date>2018-02-28T15:37:54.85</dc:date>
    <dc:creator>Charlie Gracie</dc:creator>
    <meta:editing-duration>PT1M28S</meta:editing-duration>
    <meta:editing-cycles>1</meta:editing-cycles>
    <meta:generator>OpenOffice/4.1.3$Win32 OpenOffice.org_project/413m1$Build-9783</meta:generator>
  </office:meta>
</office:document-meta>
</file>